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创建keystore文件存储服务器的私钥，并且指定证书</text:p>
      <text:p text:style-name="Standard">windows下：<text:span text:style-name="Source_20_Text">"%JAVA_HOME%\bin\keytool" -genkey -alias tomcat -keyalg RSA</text:span></text:p>
      <text:p text:style-name="Standard">Unix下：<text:span text:style-name="Source_20_Text">$JAVA_HOME/bin/keytool -genkey -alias tomcat -keyalg RS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ngoo </meta:initial-creator>
    <meta:creation-date>2015-09-24T22:05:13</meta:creation-date>
    <meta:generator>LibreOffice/3.5$Linux_x86 LibreOffice_project/350m1$Build-2</meta:generator>
    <dc:date>2015-09-24T22:39:59</dc:date>
    <dc:creator>xingoo </dc:creator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157" meta:non-whitespace-character-count="149"/>
  </office:meta>
</office:document-meta>
</file>